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2262d" officeooo:paragraph-rsid="0002262d"/>
    </style:style>
    <style:style style:name="P2" style:family="paragraph" style:parent-style-name="Text_20_body">
      <style:text-properties officeooo:rsid="0007b85f" officeooo:paragraph-rsid="0007b85f"/>
    </style:style>
    <style:style style:name="P3" style:family="paragraph" style:parent-style-name="Text_20_body">
      <style:text-properties officeooo:rsid="0011a2b4" officeooo:paragraph-rsid="0011a2b4"/>
    </style:style>
    <style:style style:name="P4" style:family="paragraph" style:parent-style-name="Text_20_body">
      <style:text-properties officeooo:rsid="0011a2b4" officeooo:paragraph-rsid="001428eb"/>
    </style:style>
    <style:style style:name="P5" style:family="paragraph" style:parent-style-name="Standard">
      <style:text-properties officeooo:rsid="00125ef2" officeooo:paragraph-rsid="001428eb"/>
    </style:style>
    <style:style style:name="P6" style:family="paragraph" style:parent-style-name="Text_20_body" style:list-style-name="L1">
      <style:text-properties officeooo:rsid="00166871" officeooo:paragraph-rsid="00166871"/>
    </style:style>
    <style:style style:name="P7" style:family="paragraph" style:parent-style-name="Text_20_body" style:list-style-name="L2">
      <style:text-properties officeooo:rsid="0005becd" officeooo:paragraph-rsid="00166871"/>
    </style:style>
    <style:style style:name="P8" style:family="paragraph" style:parent-style-name="Text_20_body" style:list-style-name="L4">
      <style:text-properties officeooo:rsid="0002262d" officeooo:paragraph-rsid="0019e40e"/>
    </style:style>
    <style:style style:name="P9" style:family="paragraph" style:parent-style-name="Text_20_body">
      <style:text-properties officeooo:rsid="0007b85f" officeooo:paragraph-rsid="0007b85f"/>
    </style:style>
    <style:style style:name="P10" style:family="paragraph" style:parent-style-name="Text_20_body">
      <style:text-properties officeooo:rsid="0017aa22" officeooo:paragraph-rsid="0017aa22"/>
    </style:style>
    <style:style style:name="P11" style:family="paragraph" style:parent-style-name="Text_20_body" style:list-style-name="L1">
      <style:text-properties officeooo:rsid="0017aa22" officeooo:paragraph-rsid="0017aa22"/>
    </style:style>
    <style:style style:name="P12" style:family="paragraph" style:parent-style-name="Text_20_body" style:list-style-name="L1">
      <style:text-properties officeooo:rsid="00188686" officeooo:paragraph-rsid="00188686"/>
    </style:style>
    <style:style style:name="P13" style:family="paragraph" style:parent-style-name="Text_20_body" style:list-style-name="L2">
      <style:text-properties officeooo:rsid="00188686" officeooo:paragraph-rsid="00188686"/>
    </style:style>
    <style:style style:name="P14" style:family="paragraph" style:parent-style-name="Text_20_body" style:list-style-name="L3">
      <style:text-properties officeooo:rsid="0019e40e" officeooo:paragraph-rsid="0019e40e"/>
    </style:style>
    <style:style style:name="P15" style:family="paragraph" style:parent-style-name="Text_20_body" style:list-style-name="L4">
      <style:text-properties officeooo:rsid="0019e40e" officeooo:paragraph-rsid="0019e40e"/>
    </style:style>
    <style:style style:name="P16" style:family="paragraph" style:parent-style-name="Heading_20_2">
      <style:text-properties officeooo:rsid="0002262d"/>
    </style:style>
    <style:style style:name="P17" style:family="paragraph" style:parent-style-name="Heading_20_2">
      <style:paragraph-properties fo:break-before="page"/>
    </style:style>
    <style:style style:name="T1" style:family="text">
      <style:text-properties fo:font-size="8pt" officeooo:rsid="00166871" style:font-size-asian="8pt" style:font-size-complex="8pt"/>
    </style:style>
    <style:style style:name="T2" style:family="text">
      <style:text-properties officeooo:rsid="00058faf"/>
    </style:style>
    <style:style style:name="T3" style:family="text">
      <style:text-properties officeooo:rsid="0011a2b4"/>
    </style:style>
    <style:style style:name="T4" style:family="text">
      <style:text-properties officeooo:rsid="00125ef2"/>
    </style:style>
    <style:style style:name="T5" style:family="text">
      <style:text-properties officeooo:rsid="00166871"/>
    </style:style>
    <style:style style:name="T6" style:family="text">
      <style:text-properties officeooo:rsid="0017aa22"/>
    </style:style>
    <style:style style:name="T7" style:family="text">
      <style:text-properties officeooo:rsid="001886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„<text:user-defined style:data-style-name="N0" text:name="Modul_Name">grub2</text:user-defined>“ [<text:user-defined style:data-style-name="N0" text:name="Modul_Area">SSA</text:user-defined> <text:user-defined style:data-style-name="N0" text:name="Modul_ID">1004</text:user-defined>]</text:h>
      <text:h text:style-name="Heading_20_2" text:outline-level="2">Modul Kurzbeschreibung</text:h>
      <text:p text:style-name="P2">Dieses Modul vermittelt <text:span text:style-name="T6">Systemadministratoren den Umgang mit dem Bootloader GRUB 2. Ein wichtiges Element ist der Umgang mit den Konfigurations-Dateien sowie häufige Administrations-Aufgaben.</text:span></text:p>
      <text:p text:style-name="P10">In Beispielen wird gezeigt, was nötig ist, um Anpassungen in die GRUB 2 Konfiguration zu übernehmen, <text:span text:style-name="T7">wie manuell ein neuer Eintrag erstellt werden kann</text:span> oder wie bei SLE <text:span text:style-name="T7">automatisch </text:span>neu <text:span text:style-name="T7">installierte </text:span>Kernel Versionen in das Menü übernommen werden.</text:p>
      <text:h text:style-name="Heading_20_2" text:outline-level="2">Dauer</text:h>
      <text:p text:style-name="P2"><text:span text:style-name="T6">2</text:span>h</text:p>
      <text:h text:style-name="Heading_20_2" text:outline-level="2">Ziele</text:h>
      <text:p text:style-name="Heading_20_3">Wissen</text:p>
      <text:list xml:id="list1905271405075950445" text:style-name="L1">
        <text:list-item>
          <text:p text:style-name="P6"><text:span text:style-name="T6">GRUB 2</text:span> Basiswissen</text:p>
        </text:list-item>
        <text:list-item>
          <text:p text:style-name="P6">Erweiterte Anwendungen wie <text:span text:style-name="T6">Passwortschutz</text:span></text:p>
        </text:list-item>
        <text:list-item>
          <text:p text:style-name="P11">Tools und Helper</text:p>
        </text:list-item>
        <text:list-item>
          <text:p text:style-name="P11">Aufbau eines Menü Eintrages</text:p>
        </text:list-item>
      </text:list>
      <text:p text:style-name="Heading_20_3">Können</text:p>
      <text:list xml:id="list135630584864645" text:continue-numbering="true" text:style-name="L1">
        <text:list-item>
          <text:p text:style-name="P12">Ein System mit GRUB 2 administrieren</text:p>
        </text:list-item>
        <text:list-item>
          <text:p text:style-name="P12">Selber Einträge erstellen</text:p>
        </text:list-item>
        <text:list-item>
          <text:p text:style-name="P12">Ein System im Debug Modus starten</text:p>
        </text:list-item>
        <text:list-item>
          <text:p text:style-name="P12">Passwort Hash generieren und Bootloader damit versehen</text:p>
        </text:list-item>
      </text:list>
      <text:p text:style-name="Heading_20_3">Verhalten</text:p>
      <text:list xml:id="list135629977354754" text:continue-numbering="true" text:style-name="L1">
        <text:list-item>
          <text:p text:style-name="P12">Keine spezifischen neuen Verhalten, Erlernen der Neuerungen des eigentlichen Tools</text:p>
        </text:list-item>
      </text:list>
      <text:h text:style-name="Heading_20_2" text:outline-level="2">Voraussetzungen</text:h>
      <text:list xml:id="list3226560569290923038" text:style-name="L2">
        <text:list-item>
          <text:p text:style-name="P7">Bash Bedienung</text:p>
        </text:list-item>
        <text:list-item>
          <text:p text:style-name="P13">Kenntnisse über den Boot-Prozess und den Partitions-Aufbau des Test-Systems</text:p>
        </text:list-item>
      </text:list>
      <text:h text:style-name="P17" text:outline-level="2">Benutzte Dokumentation</text:h>
      <text:p text:style-name="Heading_20_3">Externe Referenzen</text:p>
      <text:list xml:id="list2526597353069303956" text:style-name="L3">
        <text:list-item>
          <text:p text:style-name="P14">Keine</text:p>
        </text:list-item>
      </text:list>
      <text:p text:style-name="P1">Man Pages:</text:p>
      <text:list xml:id="list7091916774837156183" text:style-name="L4">
        <text:list-item>
          <text:p text:style-name="P8">man <text:span text:style-name="T5">8 grub2-mkconfig</text:span></text:p>
        </text:list-item>
        <text:list-item>
          <text:p text:style-name="P15">man 1 grub-mkpasswd-pbkdf2</text:p>
        </text:list-item>
      </text:list>
      <text:h text:style-name="P16" text:outline-level="2">Präsentation</text:h>
      <text:p text:style-name="P3">modul_<text:user-defined style:data-style-name="N0" text:name="Modul_Name">grub2</text:user-defined>_<text:user-defined style:data-style-name="N0" text:name="Modul_ID">1004</text:user-defined>_<text:span text:style-name="T4">01_slides</text:span>.odp</text:p>
      <text:h text:style-name="Heading_20_2" text:outline-level="2">Demo</text:h>
      <text:p text:style-name="P4">modul_<text:user-defined style:data-style-name="N0" text:name="Modul_Name">grub2</text:user-defined>_<text:user-defined style:data-style-name="N0" text:name="Modul_ID">1004</text:user-defined>_<text:span text:style-name="T4">02_</text:span>demo.odp</text:p>
      <text:h text:style-name="Heading_20_2" text:outline-level="2">Übung / <text:span text:style-name="T2">Hands-on</text:span></text:h>
      <text:p text:style-name="P4">modul_<text:user-defined style:data-style-name="N0" text:name="Modul_Name">grub2</text:user-defined>_<text:user-defined style:data-style-name="N0" text:name="Modul_ID">1004</text:user-defined>_<text:span text:style-name="T4">03_</text:span>handson.odp</text:p>
      <text:h text:style-name="Heading_20_2" text:outline-level="2">Erfolgskontrolle</text:h>
      <text:p text:style-name="P5"><text:span text:style-name="T3">modul_</text:span><text:span text:style-name="T3"><text:user-defined style:data-style-name="N0" text:name="Modul_Name">grub2</text:user-defined></text:span><text:span text:style-name="T3">_</text:span><text:span text:style-name="T3"><text:user-defined style:data-style-name="N0" text:name="Modul_ID">1004</text:user-defined></text:span><text:span text:style-name="T3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2262d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3T13:56:28.370088421</dc:date>
    <dc:creator>Nicolas Christener</dc:creator>
    <meta:editing-duration>P1DT8H42M44S</meta:editing-duration>
    <meta:editing-cycles>27</meta:editing-cycles>
    <meta:generator>LibreOffice/5.2.0.4$Linux_X86_64 LibreOffice_project/20m0$Build-4</meta:generator>
    <meta:document-statistic meta:table-count="0" meta:image-count="0" meta:object-count="0" meta:page-count="2" meta:paragraph-count="36" meta:word-count="168" meta:character-count="1233" meta:non-whitespace-character-count="1115"/>
    <meta:user-defined meta:name="Modul_Area">SSA</meta:user-defined>
    <meta:user-defined meta:name="Modul_ID">1004</meta:user-defined>
    <meta:user-defined meta:name="Modul_Name">grub2</meta:user-defined>
  </office:meta>
</office:document-meta>
</file>